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5pt" fo:language="en" fo:country="GB" style:text-underline-style="solid" style:text-underline-width="auto" style:text-underline-color="font-color" fo:font-weight="bold" officeooo:rsid="0002a9d3" officeooo:paragraph-rsid="000a9e25" style:font-size-asian="15pt" style:language-asian="zxx" style:country-asian="none" style:font-weight-asian="bold" style:font-size-complex="15pt" style:language-complex="zxx" style:country-complex="none" style:font-weight-complex="bold"/>
    </style:style>
    <style:style style:name="P2" style:family="paragraph" style:parent-style-name="Standard">
      <style:text-properties fo:font-size="11pt" fo:language="en" fo:country="GB" style:text-underline-style="none" fo:font-weight="normal" officeooo:rsid="0002a9d3" officeooo:paragraph-rsid="000a9e25" style:font-size-asian="9.60000038146973pt" style:language-asian="zxx" style:country-asian="none" style:font-weight-asian="normal" style:font-size-complex="11pt" style:language-complex="zxx" style:country-complex="none" style:font-weight-complex="normal"/>
    </style:style>
    <style:style style:name="P3" style:family="paragraph" style:parent-style-name="Standard">
      <style:text-properties fo:font-size="11pt" fo:language="en" fo:country="GB" style:text-underline-style="none" fo:font-weight="normal" officeooo:rsid="0002a9d3" officeooo:paragraph-rsid="000fef36" style:font-size-asian="9.60000038146973pt" style:language-asian="zxx" style:country-asian="none" style:font-weight-asian="normal" style:font-size-complex="11pt" style:language-complex="zxx" style:country-complex="none" style:font-weight-complex="normal"/>
    </style:style>
    <style:style style:name="P4" style:family="paragraph" style:parent-style-name="Standard">
      <style:text-properties fo:font-size="11pt" fo:language="en" fo:country="GB" style:text-underline-style="none" fo:font-weight="normal" officeooo:rsid="0004676f" officeooo:paragraph-rsid="000c4c61" style:font-size-asian="9.60000038146973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fo:font-size="11pt" fo:language="en" fo:country="GB" style:text-underline-style="none" fo:font-weight="normal" officeooo:rsid="0004676f" officeooo:paragraph-rsid="000d4737" style:font-size-asian="9.60000038146973pt" style:language-asian="zxx" style:country-asian="none" style:font-weight-asian="normal" style:font-size-complex="11pt" style:language-complex="zxx" style:country-complex="none" style:font-weight-complex="normal"/>
    </style:style>
    <style:style style:name="P6" style:family="paragraph" style:parent-style-name="Standard">
      <style:text-properties fo:font-size="11pt" fo:language="en" fo:country="GB" style:text-underline-style="none" fo:font-weight="normal" officeooo:rsid="0004676f" officeooo:paragraph-rsid="000dd71e" style:font-size-asian="9.60000038146973pt" style:language-asian="zxx" style:country-asian="none" style:font-weight-asian="normal" style:font-size-complex="11pt" style:language-complex="zxx" style:country-complex="none" style:font-weight-complex="normal"/>
    </style:style>
    <style:style style:name="P7" style:family="paragraph" style:parent-style-name="Standard">
      <style:text-properties fo:font-size="11pt" fo:language="en" fo:country="GB" style:text-underline-style="none" fo:font-weight="normal" officeooo:rsid="0004676f" officeooo:paragraph-rsid="000e2176" style:font-size-asian="9.60000038146973pt" style:language-asian="zxx" style:country-asian="none" style:font-weight-asian="normal" style:font-size-complex="11pt" style:language-complex="zxx" style:country-complex="none" style:font-weight-complex="normal"/>
    </style:style>
    <style:style style:name="P8" style:family="paragraph" style:parent-style-name="Standard">
      <style:text-properties fo:font-size="11pt" fo:language="en" fo:country="GB" style:text-underline-style="none" fo:font-weight="normal" officeooo:rsid="0004676f" officeooo:paragraph-rsid="000fef36" style:font-size-asian="9.60000038146973pt" style:language-asian="zxx" style:country-asian="none" style:font-weight-asian="normal" style:font-size-complex="11pt" style:language-complex="zxx" style:country-complex="none" style:font-weight-complex="normal"/>
    </style:style>
    <style:style style:name="P9" style:family="paragraph" style:parent-style-name="Standard">
      <style:text-properties fo:font-size="11pt" fo:language="en" fo:country="GB" style:text-underline-style="none" fo:font-weight="normal" officeooo:rsid="0004676f" officeooo:paragraph-rsid="0010446e" style:font-size-asian="9.60000038146973pt" style:language-asian="zxx" style:country-asian="none" style:font-weight-asian="normal" style:font-size-complex="11pt" style:language-complex="zxx" style:country-complex="none" style:font-weight-complex="normal"/>
    </style:style>
    <style:style style:name="P10" style:family="paragraph" style:parent-style-name="Standard">
      <style:text-properties fo:font-size="11pt" fo:language="en" fo:country="GB" style:text-underline-style="none" fo:font-weight="normal" officeooo:rsid="0004676f" officeooo:paragraph-rsid="00111625" style:font-size-asian="9.60000038146973pt" style:language-asian="zxx" style:country-asian="none" style:font-weight-asian="normal" style:font-size-complex="11pt" style:language-complex="zxx" style:country-complex="none" style:font-weight-complex="normal"/>
    </style:style>
    <style:style style:name="P11" style:family="paragraph" style:parent-style-name="Standard">
      <style:text-properties fo:font-size="11pt" fo:language="en" fo:country="GB" style:text-underline-style="none" fo:font-weight="normal" officeooo:rsid="0004676f" officeooo:paragraph-rsid="0012fe99" style:font-size-asian="9.60000038146973pt" style:language-asian="zxx" style:country-asian="none" style:font-weight-asian="normal" style:font-size-complex="11pt" style:language-complex="zxx" style:country-complex="none" style:font-weight-complex="normal"/>
    </style:style>
    <style:style style:name="P12" style:family="paragraph" style:parent-style-name="Standard">
      <style:text-properties fo:font-size="11pt" fo:language="en" fo:country="GB" style:text-underline-style="none" fo:font-weight="normal" officeooo:rsid="0004676f" officeooo:paragraph-rsid="00149374" style:font-size-asian="9.60000038146973pt" style:language-asian="zxx" style:country-asian="none" style:font-weight-asian="normal" style:font-size-complex="11pt" style:language-complex="zxx" style:country-complex="none" style:font-weight-complex="normal"/>
    </style:style>
    <style:style style:name="P13" style:family="paragraph" style:parent-style-name="Standard">
      <style:text-properties fo:font-size="11pt" fo:language="en" fo:country="GB" style:text-underline-style="none" fo:font-weight="normal" officeooo:rsid="0004676f" officeooo:paragraph-rsid="001731b4" style:font-size-asian="9.60000038146973pt" style:language-asian="zxx" style:country-asian="none" style:font-weight-asian="normal" style:font-size-complex="11pt" style:language-complex="zxx" style:country-complex="none" style:font-weight-complex="normal"/>
    </style:style>
    <style:style style:name="P14" style:family="paragraph" style:parent-style-name="Standard">
      <style:text-properties fo:font-size="11pt" fo:language="en" fo:country="GB" style:text-underline-style="none" fo:font-weight="normal" officeooo:rsid="0004676f" officeooo:paragraph-rsid="001861c2" style:font-size-asian="9.60000038146973pt" style:language-asian="zxx" style:country-asian="none" style:font-weight-asian="normal" style:font-size-complex="11pt" style:language-complex="zxx" style:country-complex="none" style:font-weight-complex="normal"/>
    </style:style>
    <style:style style:name="P15" style:family="paragraph" style:parent-style-name="Standard">
      <style:text-properties fo:font-size="11pt" fo:language="en" fo:country="GB" style:text-underline-style="none" fo:font-weight="normal" officeooo:rsid="0004676f" officeooo:paragraph-rsid="0019c944" style:font-size-asian="9.60000038146973pt" style:language-asian="zxx" style:country-asian="none" style:font-weight-asian="normal" style:font-size-complex="11pt" style:language-complex="zxx" style:country-complex="none" style:font-weight-complex="normal"/>
    </style:style>
    <style:style style:name="P16" style:family="paragraph" style:parent-style-name="Standard">
      <style:text-properties fo:font-size="11pt" fo:language="en" fo:country="GB" style:text-underline-style="none" fo:font-weight="normal" officeooo:rsid="0004676f" officeooo:paragraph-rsid="001ccdb7" style:font-size-asian="9.60000038146973pt" style:language-asian="zxx" style:country-asian="none" style:font-weight-asian="normal" style:font-size-complex="11pt" style:language-complex="zxx" style:country-complex="none" style:font-weight-complex="normal"/>
    </style:style>
    <style:style style:name="P17" style:family="paragraph" style:parent-style-name="Standard">
      <style:text-properties fo:font-size="11pt" fo:language="en" fo:country="GB" style:text-underline-style="none" fo:font-weight="normal" officeooo:rsid="0004676f" officeooo:paragraph-rsid="001e12c1" style:font-size-asian="9.60000038146973pt" style:language-asian="zxx" style:country-asian="none" style:font-weight-asian="normal" style:font-size-complex="11pt" style:language-complex="zxx" style:country-complex="none" style:font-weight-complex="normal"/>
    </style:style>
    <style:style style:name="P18" style:family="paragraph" style:parent-style-name="Standard">
      <style:text-properties fo:font-size="11pt" fo:language="en" fo:country="GB" style:text-underline-style="none" fo:font-weight="normal" officeooo:rsid="000d4737" officeooo:paragraph-rsid="000d4737" style:font-size-asian="9.60000038146973pt" style:language-asian="zxx" style:country-asian="none" style:font-weight-asian="normal" style:font-size-complex="11pt" style:language-complex="zxx" style:country-complex="none" style:font-weight-complex="normal"/>
    </style:style>
    <style:style style:name="P19" style:family="paragraph" style:parent-style-name="Standard">
      <style:text-properties fo:font-size="11pt" fo:language="en" fo:country="GB" style:text-underline-style="none" fo:font-weight="normal" officeooo:rsid="001ae6cf" officeooo:paragraph-rsid="001ae6cf" style:font-size-asian="9.60000038146973pt" style:language-asian="zxx" style:country-asian="none" style:font-weight-asian="normal" style:font-size-complex="11pt" style:language-complex="zxx" style:country-complex="none" style:font-weight-complex="normal"/>
    </style:style>
    <style:style style:name="P20" style:family="paragraph" style:parent-style-name="Standard">
      <style:text-properties fo:font-size="11pt" fo:language="en" fo:country="GB" style:text-underline-style="none" fo:font-weight="normal" officeooo:rsid="000d4737" officeooo:paragraph-rsid="0010446e" style:font-size-asian="11pt" style:language-asian="zxx" style:country-asian="none" style:font-weight-asian="normal" style:font-size-complex="11pt" style:language-complex="zxx" style:country-complex="none" style:font-weight-complex="normal"/>
    </style:style>
    <style:style style:name="P21" style:family="paragraph" style:parent-style-name="Standard">
      <style:text-properties fo:font-size="11pt" fo:language="en" fo:country="GB" style:text-underline-style="none" fo:font-weight="normal" officeooo:rsid="0010446e" officeooo:paragraph-rsid="0010446e" style:font-size-asian="11pt" style:language-asian="zxx" style:country-asian="none" style:font-weight-asian="normal" style:font-size-complex="11pt" style:language-complex="zxx" style:country-complex="none" style:font-weight-complex="normal"/>
    </style:style>
    <style:style style:name="P22" style:family="paragraph" style:parent-style-name="Standard">
      <style:text-properties fo:font-size="11pt" fo:language="en" fo:country="GB" style:text-underline-style="none" fo:font-weight="normal" officeooo:rsid="0010446e" officeooo:paragraph-rsid="00163fd8" style:font-size-asian="11pt" style:language-asian="zxx" style:country-asian="none" style:font-weight-asian="normal" style:font-size-complex="11pt" style:language-complex="zxx" style:country-complex="none" style:font-weight-complex="normal"/>
    </style:style>
    <style:style style:name="P23" style:family="paragraph" style:parent-style-name="Standard">
      <style:text-properties fo:font-size="11pt" fo:language="en" fo:country="GB" style:text-underline-style="solid" style:text-underline-width="auto" style:text-underline-color="font-color" fo:font-weight="normal" officeooo:rsid="000d4737" officeooo:paragraph-rsid="000d4737" style:font-size-asian="9.60000038146973pt" style:language-asian="zxx" style:country-asian="none" style:font-weight-asian="normal" style:font-size-complex="11pt" style:language-complex="zxx" style:country-complex="none" style:font-weight-complex="normal"/>
    </style:style>
    <style:style style:name="P24" style:family="paragraph" style:parent-style-name="Standard">
      <style:text-properties fo:font-size="11pt" fo:language="en" fo:country="GB" style:text-underline-style="solid" style:text-underline-width="auto" style:text-underline-color="font-color" fo:font-weight="normal" officeooo:rsid="001861c2" officeooo:paragraph-rsid="001861c2" style:font-size-asian="9.60000038146973pt" style:language-asian="zxx" style:country-asian="none" style:font-weight-asian="normal" style:font-size-complex="11pt" style:language-complex="zxx" style:country-complex="none" style:font-weight-complex="normal"/>
    </style:style>
    <style:style style:name="P25" style:family="paragraph" style:parent-style-name="Standard">
      <style:text-properties fo:font-size="11pt" fo:language="en" fo:country="GB" style:text-underline-style="solid" style:text-underline-width="auto" style:text-underline-color="font-color" fo:font-weight="normal" officeooo:rsid="001ae6cf" officeooo:paragraph-rsid="001ae6cf" style:font-size-asian="9.60000038146973pt" style:language-asian="zxx" style:country-asian="none" style:font-weight-asian="normal" style:font-size-complex="11pt" style:language-complex="zxx" style:country-complex="none" style:font-weight-complex="normal"/>
    </style:style>
    <style:style style:name="P26" style:family="paragraph" style:parent-style-name="Standard">
      <style:text-properties fo:font-size="11pt" fo:language="en" fo:country="GB" style:text-underline-style="solid" style:text-underline-width="auto" style:text-underline-color="font-color" fo:font-weight="normal" officeooo:rsid="0010446e" officeooo:paragraph-rsid="0010446e" style:font-size-asian="11pt" style:language-asian="zxx" style:country-asian="none" style:font-weight-asian="normal" style:font-size-complex="11pt" style:language-complex="zxx" style:country-complex="none" style:font-weight-complex="normal"/>
    </style:style>
    <style:style style:name="P27" style:family="paragraph" style:parent-style-name="Standard">
      <style:text-properties fo:font-size="12pt" fo:language="en" fo:country="GB" style:text-underline-style="solid" style:text-underline-width="auto" style:text-underline-color="font-color" fo:font-weight="bold" officeooo:rsid="000d4737" officeooo:paragraph-rsid="000d4737" style:font-size-asian="10.5pt" style:language-asian="zxx" style:country-asian="none" style:font-weight-asian="bold" style:font-size-complex="12pt" style:language-complex="zxx" style:country-complex="none" style:font-weight-complex="bold"/>
    </style:style>
    <style:style style:name="P28" style:family="paragraph" style:parent-style-name="Standard">
      <style:text-properties fo:font-size="12pt" fo:language="en" fo:country="GB" style:text-underline-style="solid" style:text-underline-width="auto" style:text-underline-color="font-color" fo:font-weight="bold" officeooo:rsid="000d4737" officeooo:paragraph-rsid="0010446e" style:font-size-asian="10.5pt" style:language-asian="zxx" style:country-asian="none" style:font-weight-asian="bold" style:font-size-complex="12pt" style:language-complex="zxx" style:country-complex="none" style:font-weight-complex="bold"/>
    </style:style>
    <style:style style:name="P29" style:family="paragraph" style:parent-style-name="Standard">
      <style:text-properties fo:font-size="12pt" fo:language="en" fo:country="GB" style:text-underline-style="solid" style:text-underline-width="auto" style:text-underline-color="font-color" fo:font-weight="bold" officeooo:rsid="000d4737" officeooo:paragraph-rsid="001ae6cf" style:font-size-asian="10.5pt" style:language-asian="zxx" style:country-asian="none" style:font-weight-asian="bold" style:font-size-complex="12pt" style:language-complex="zxx" style:country-complex="none" style:font-weight-complex="bold"/>
    </style:style>
    <style:style style:name="T1" style:family="text">
      <style:text-properties officeooo:rsid="000a9e25"/>
    </style:style>
    <style:style style:name="T2" style:family="text">
      <style:text-properties officeooo:rsid="000c4c61"/>
    </style:style>
    <style:style style:name="T3" style:family="text">
      <style:text-properties officeooo:rsid="000d4737"/>
    </style:style>
    <style:style style:name="T4" style:family="text">
      <style:text-properties officeooo:rsid="000dd71e"/>
    </style:style>
    <style:style style:name="T5" style:family="text">
      <style:text-properties officeooo:rsid="000e2176"/>
    </style:style>
    <style:style style:name="T6" style:family="text">
      <style:text-properties officeooo:rsid="000ee505"/>
    </style:style>
    <style:style style:name="T7" style:family="text">
      <style:text-properties officeooo:rsid="000fef36"/>
    </style:style>
    <style:style style:name="T8" style:family="text">
      <style:text-properties officeooo:rsid="0010446e"/>
    </style:style>
    <style:style style:name="T9" style:family="text">
      <style:text-properties officeooo:rsid="00111625"/>
    </style:style>
    <style:style style:name="T10" style:family="text">
      <style:text-properties officeooo:rsid="0012fe99"/>
    </style:style>
    <style:style style:name="T11" style:family="text">
      <style:text-properties officeooo:rsid="00143329"/>
    </style:style>
    <style:style style:name="T12" style:family="text">
      <style:text-properties officeooo:rsid="00149374"/>
    </style:style>
    <style:style style:name="T13" style:family="text">
      <style:text-properties officeooo:rsid="00163fd8"/>
    </style:style>
    <style:style style:name="T14" style:family="text">
      <style:text-properties officeooo:rsid="001731b4"/>
    </style:style>
    <style:style style:name="T15" style:family="text">
      <style:text-properties officeooo:rsid="001861c2"/>
    </style:style>
    <style:style style:name="T16" style:family="text">
      <style:text-properties officeooo:rsid="0019c944"/>
    </style:style>
    <style:style style:name="T17" style:family="text">
      <style:text-properties officeooo:rsid="001ae6cf"/>
    </style:style>
    <style:style style:name="T18" style:family="text">
      <style:text-properties style:text-underline-style="solid" style:text-underline-width="auto" style:text-underline-color="font-color" officeooo:rsid="001116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unctions</text:span>:</text:p>
      <text:p text:style-name="P2"/>
      <text:p text:style-name="P4">– <text:span text:style-name="T2">Functions, similar to Methods in Java, allow us to create a function that we can call on later in the code. The syntax is:</text:span></text:p>
      <text:p text:style-name="P4"/>
      <text:p text:style-name="P18">function functionName() {</text:p>
      <text:p text:style-name="P18"><text:s text:c="8"/>// function body</text:p>
      <text:p text:style-name="P18">}</text:p>
      <text:p text:style-name="P18"/>
      <text:p text:style-name="P5">– <text:span text:style-name="T6">Functions promote efficency and reduce the total amount of code we need to write.</text:span></text:p>
      <text:p text:style-name="P5"/>
      <text:p text:style-name="P8">– <text:span text:style-name="T7">Functions are dynamic, and can change their output depending on the variable being fed into them. These are called 'arguments'.</text:span></text:p>
      <text:p text:style-name="P8"/>
      <text:p text:style-name="P12">– <text:span text:style-name="T12">If you create a function that is meant to accept values and don't input any, it will return 'undefined'. It can return one or more values as 'undefined' depending on how many it was anticipating. For example, only inputting 'value1' in the below function would output:</text:span></text:p>
      <text:p text:style-name="P12"/>
      <text:p text:style-name="P22">The numbers fed into this function are: 11 <text:span text:style-name="T11">&amp;</text:span> <text:span text:style-name="T13">undefined</text:span></text:p>
      <text:p text:style-name="P22"/>
      <text:p text:style-name="P13">– <text:span text:style-name="T14">Functions can also contain local variables. These variables are defined within the function and cannot be interacted with outside of it.</text:span></text:p>
      <text:p text:style-name="P13"/>
      <text:p text:style-name="P24">Return statements:</text:p>
      <text:p text:style-name="P24"/>
      <text:p text:style-name="P14">– <text:span text:style-name="T15">Returning allows a function to output a value, in addition to receiving one.</text:span></text:p>
      <text:p text:style-name="P14"/>
      <text:p text:style-name="P15">– <text:span text:style-name="T16">Return statements can also be used to end a function. One the complier reads the keyword, it will exit the function.</text:span></text:p>
      <text:p text:style-name="P3"/>
      <text:p text:style-name="P1"><text:span text:style-name="T1">Code Examples</text:span>:</text:p>
      <text:p text:style-name="P1"/>
      <text:p text:style-name="P27">Math Function:</text:p>
      <text:p text:style-name="P27"/>
      <text:p text:style-name="P18">let number1 = 3</text:p>
      <text:p text:style-name="P18">let number2 = 5</text:p>
      <text:p text:style-name="P18">let number3 = 7</text:p>
      <text:p text:style-name="P18"/>
      <text:p text:style-name="P18">function mathFunction() {</text:p>
      <text:p text:style-name="P18"><text:s text:c="4"/>console.log((number1 * number2) * number3);</text:p>
      <text:p text:style-name="P18">}</text:p>
      <text:p text:style-name="P18"/>
      <text:p text:style-name="P18">mathFunction()</text:p>
      <text:p text:style-name="P18"/>
      <text:p text:style-name="P23">Output:</text:p>
      <text:p text:style-name="P18"/>
      <text:p text:style-name="P18">105</text:p>
      <text:p text:style-name="P18"/>
      <text:p text:style-name="P27">Explanation:</text:p>
      <text:p text:style-name="P27"/>
      <text:p text:style-name="P5">– <text:span text:style-name="T3">Lines #1 – 3 create the variables 'number1', 'number2', and 'number3'.</text:span></text:p>
      <text:p text:style-name="P5">– <text:span text:style-name="T3">Line #5 creates the function 'mathFunction'.</text:span></text:p>
      <text:p text:style-name="P6">– <text:span text:style-name="T4">Line #6 is the body of the function. When called, it multiplies 'number1' by 'number2' and then multiplies the sum by 'number3'.</text:span></text:p>
      <text:p text:style-name="P7">– <text:span text:style-name="T5">Line #9 calls the 'mathFunction' function.</text:span></text:p>
      <text:p text:style-name="P7"/>
      <text:p text:style-name="P28"><text:soft-page-break/><text:span text:style-name="T8">Argument</text:span> Function:</text:p>
      <text:p text:style-name="P20"/>
      <text:p text:style-name="P21">function printValues(value1, value2) {</text:p>
      <text:p text:style-name="P21"><text:s text:c="4"/>console.log('The numbers fed into this function are: ' + value1 + ' <text:span text:style-name="T11">&amp;</text:span> ' + value2);</text:p>
      <text:p text:style-name="P21">}</text:p>
      <text:p text:style-name="P21"/>
      <text:p text:style-name="P21">printValues(11, 22);</text:p>
      <text:p text:style-name="P21"/>
      <text:p text:style-name="P26">Output:</text:p>
      <text:p text:style-name="P26"/>
      <text:p text:style-name="P21">The numbers fed into this function are: 11 <text:span text:style-name="T11">&amp;</text:span> 22</text:p>
      <text:p text:style-name="P20"/>
      <text:p text:style-name="P28">Explanation:</text:p>
      <text:p text:style-name="P28"/>
      <text:p text:style-name="P9">– <text:span text:style-name="T8">Line #1 creates the function 'printValues' with an argument. It accepts an input of two values, called 'value1' and 'value2'.</text:span></text:p>
      <text:p text:style-name="P10">– <text:span text:style-name="T9">Line #2 is the body of the function. When called, it prints the two variables input into the function.</text:span></text:p>
      <text:p text:style-name="P11">– <text:span text:style-name="T10">Line #5 calls the 'printValues' function and feeds them the values of 11 and 22.</text:span></text:p>
      <text:p text:style-name="P11"/>
      <text:p text:style-name="P29"><text:span text:style-name="T17">Return </text:span>Function:</text:p>
      <text:p text:style-name="P19"/>
      <text:p text:style-name="P19">function add(value1, value2) {</text:p>
      <text:p text:style-name="P19"><text:s text:c="4"/>let total = value1 + value2;</text:p>
      <text:p text:style-name="P19"><text:s text:c="4"/>return total;</text:p>
      <text:p text:style-name="P19">}</text:p>
      <text:p text:style-name="P19"/>
      <text:p text:style-name="P19">let value3 = add(11,22);</text:p>
      <text:p text:style-name="P19">console.log(value3);</text:p>
      <text:p text:style-name="P19"/>
      <text:p text:style-name="P25">Output:</text:p>
      <text:p text:style-name="P25"/>
      <text:p text:style-name="P19">33</text:p>
      <text:p text:style-name="P19"/>
      <text:p text:style-name="P29">Explanation:</text:p>
      <text:p text:style-name="P29"/>
      <text:p text:style-name="P16">– <text:span text:style-name="T8">Line #1 creates the function 'add' with an argument. It accepts an input of two values, called 'value1' and 'value2'.</text:span></text:p>
      <text:p text:style-name="P16">– <text:span text:style-name="T9">Line #2 is the body of the function. When called it creates the variable 'total' which is the total value of 'value1' and 'value2'.</text:span></text:p>
      <text:p text:style-name="P17">– <text:span text:style-name="T9">Line #3 returns 'total'. </text:span><text:span text:style-name="T18">If this line is not included, the program will return 'undefined'.</text:span></text:p>
      <text:p text:style-name="P17"><text:span text:style-name="T9">– Line #6 creates the variable 'value3'. 'value3' is the output of the 'add' function with two values fed into it. Here, the values are 11 and 22.</text:span></text:p>
      <text:p text:style-name="P17"><text:span text:style-name="T9">– Line #7 prints the variable 'value3', which is 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24S</meta:editing-duration>
    <meta:editing-cycles>22</meta:editing-cycles>
    <meta:generator>LibreOffice/5.0.4.2$Windows_x86 LibreOffice_project/2b9802c1994aa0b7dc6079e128979269cf95bc78</meta:generator>
    <dc:date>2022-07-06T22:00:04.083000000</dc:date>
    <meta:document-statistic meta:table-count="0" meta:image-count="0" meta:object-count="0" meta:page-count="2" meta:paragraph-count="55" meta:word-count="461" meta:character-count="2792" meta:non-whitespace-character-count="2342"/>
    <meta:user-defined meta:name="Info 1"/>
    <meta:user-defined meta:name="Info 2"/>
    <meta:user-defined meta:name="Info 3"/>
    <meta:user-defined meta:name="Info 4"/>
  </office:meta>
</office:document-meta>
</file>